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53" calcext:value-type="float">
            <text:p>112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8" calcext:value-type="float">
            <text:p>127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92" calcext:value-type="float">
            <text:p>129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13" calcext:value-type="float">
            <text:p>129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61" calcext:value-type="float">
            <text:p>129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24" calcext:value-type="float">
            <text:p>130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82" calcext:value-type="float">
            <text:p>128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79" calcext:value-type="float">
            <text:p>128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55" calcext:value-type="float">
            <text:p>118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82" calcext:value-type="float">
            <text:p>117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9" calcext:value-type="float">
            <text:p>118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8" calcext:value-type="float">
            <text:p>121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:.J35])" office:value-type="float" office:value="124.398333333333" calcext:value-type="float">
            <text:p>124,4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68" calcext:value-type="float">
            <text:p>118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09" calcext:value-type="float">
            <text:p>118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81" calcext:value-type="float">
            <text:p>117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61" calcext:value-type="float">
            <text:p>117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99" calcext:value-type="float">
            <text:p>128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43" calcext:value-type="float">
            <text:p>129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48" calcext:value-type="float">
            <text:p>129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23" calcext:value-type="float">
            <text:p>127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55" calcext:value-type="float">
            <text:p>127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24" calcext:value-type="float">
            <text:p>128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57" calcext:value-type="float">
            <text:p>127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1" calcext:value-type="float">
            <text:p>117,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8:.J71])" office:value-type="float" office:value="123.981666666667" calcext:value-type="float">
            <text:p>123,9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56" calcext:value-type="float">
            <text:p>116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8" calcext:value-type="float">
            <text:p>116,9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32" calcext:value-type="float">
            <text:p>116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16" calcext:value-type="float">
            <text:p>116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18" calcext:value-type="float">
            <text:p>116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2" calcext:value-type="float">
            <text:p>116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64" calcext:value-type="float">
            <text:p>116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71" calcext:value-type="float">
            <text:p>127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21" calcext:value-type="float">
            <text:p>127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18" calcext:value-type="float">
            <text:p>128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25" calcext:value-type="float">
            <text:p>127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98" calcext:value-type="float">
            <text:p>126,9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4:.J107])" office:value-type="float" office:value="121.090833333333" calcext:value-type="float">
            <text:p>121,0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62" calcext:value-type="float">
            <text:p>130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22" calcext:value-type="float">
            <text:p>131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4" calcext:value-type="float">
            <text:p>120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19" calcext:value-type="float">
            <text:p>119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89" calcext:value-type="float">
            <text:p>118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85" calcext:value-type="float">
            <text:p>118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74" calcext:value-type="float">
            <text:p>119,7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68" calcext:value-type="float">
            <text:p>118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21" calcext:value-type="float">
            <text:p>119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84" calcext:value-type="float">
            <text:p>119,8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06" calcext:value-type="float">
            <text:p>130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73" calcext:value-type="float">
            <text:p>129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0:.J143])" office:value-type="float" office:value="123.035833333333" calcext:value-type="float">
            <text:p>123,0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2" calcext:value-type="float">
            <text:p>123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07" calcext:value-type="float">
            <text:p>123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46" calcext:value-type="float">
            <text:p>123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42" calcext:value-type="float">
            <text:p>123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37" calcext:value-type="float">
            <text:p>123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45" calcext:value-type="float">
            <text:p>123,4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8" calcext:value-type="float">
            <text:p>111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03" calcext:value-type="float">
            <text:p>112,0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4" calcext:value-type="float">
            <text:p>111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4" calcext:value-type="float">
            <text:p>111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59" calcext:value-type="float">
            <text:p>112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57" calcext:value-type="float">
            <text:p>111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46:.J179])" office:value-type="float" office:value="117.66" calcext:value-type="float">
            <text:p>117,6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11" calcext:value-type="float">
            <text:p>112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" calcext:value-type="float">
            <text:p>111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9" calcext:value-type="float">
            <text:p>111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79" calcext:value-type="float">
            <text:p>122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78" calcext:value-type="float">
            <text:p>123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69" calcext:value-type="float">
            <text:p>123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16" calcext:value-type="float">
            <text:p>123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08" calcext:value-type="float">
            <text:p>122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78" calcext:value-type="float">
            <text:p>123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8" calcext:value-type="float">
            <text:p>123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01" calcext:value-type="float">
            <text:p>124,0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6" calcext:value-type="float">
            <text:p>113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82:.J215])" office:value-type="float" office:value="119.645833333333" calcext:value-type="float">
            <text:p>119,6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8" calcext:value-type="float">
            <text:p>111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16" calcext:value-type="float">
            <text:p>112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2" calcext:value-type="float">
            <text:p>112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14" calcext:value-type="float">
            <text:p>112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8" calcext:value-type="float">
            <text:p>112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48" calcext:value-type="float">
            <text:p>112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33" calcext:value-type="float">
            <text:p>112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48" calcext:value-type="float">
            <text:p>112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64" calcext:value-type="float">
            <text:p>123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52" calcext:value-type="float">
            <text:p>123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35" calcext:value-type="float">
            <text:p>123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75" calcext:value-type="float">
            <text:p>123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18:.J251])" office:value-type="float" office:value="116.0675" calcext:value-type="float">
            <text:p>116,0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6" calcext:value-type="float">
            <text:p>125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33" calcext:value-type="float">
            <text:p>125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92" calcext:value-type="float">
            <text:p>125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15" calcext:value-type="float">
            <text:p>125,1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25" calcext:value-type="float">
            <text:p>115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92" calcext:value-type="float">
            <text:p>114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28" calcext:value-type="float">
            <text:p>114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55" calcext:value-type="float">
            <text:p>114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8" calcext:value-type="float">
            <text:p>114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6" calcext:value-type="float">
            <text:p>114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08" calcext:value-type="float">
            <text:p>115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29" calcext:value-type="float">
            <text:p>114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54:.J287])" office:value-type="float" office:value="118.2775" calcext:value-type="float">
            <text:p>118,2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4" calcext:value-type="float">
            <text:p>108,8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55" calcext:value-type="float">
            <text:p>119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76" calcext:value-type="float">
            <text:p>119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09" calcext:value-type="float">
            <text:p>119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46" calcext:value-type="float">
            <text:p>120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21" calcext:value-type="float">
            <text:p>118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57" calcext:value-type="float">
            <text:p>119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56" calcext:value-type="float">
            <text:p>119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06" calcext:value-type="float">
            <text:p>119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63" calcext:value-type="float">
            <text:p>119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76" calcext:value-type="float">
            <text:p>116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59" calcext:value-type="float">
            <text:p>108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90:.J323])" office:value-type="float" office:value="117.423333333333" calcext:value-type="float">
            <text:p>117,4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56" calcext:value-type="float">
            <text:p>108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1" calcext:value-type="float">
            <text:p>108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1" calcext:value-type="float">
            <text:p>108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52" calcext:value-type="float">
            <text:p>108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5" calcext:value-type="float">
            <text:p>108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42" calcext:value-type="float">
            <text:p>108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8" calcext:value-type="float">
            <text:p>108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9" calcext:value-type="float">
            <text:p>108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56" calcext:value-type="float">
            <text:p>111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58" calcext:value-type="float">
            <text:p>119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44" calcext:value-type="float">
            <text:p>118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33" calcext:value-type="float">
            <text:p>120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26:.J359])" office:value-type="float" office:value="111.604166666667" calcext:value-type="float">
            <text:p>111,6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14" calcext:value-type="float">
            <text:p>119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73" calcext:value-type="float">
            <text:p>119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44" calcext:value-type="float">
            <text:p>119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33" calcext:value-type="float">
            <text:p>119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64" calcext:value-type="float">
            <text:p>119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46" calcext:value-type="float">
            <text:p>120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14" calcext:value-type="float">
            <text:p>109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4" calcext:value-type="float">
            <text:p>108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07" calcext:value-type="float">
            <text:p>109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12" calcext:value-type="float">
            <text:p>109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1" calcext:value-type="float">
            <text:p>109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" calcext:value-type="float">
            <text:p>108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62:.J395])" office:value-type="float" office:value="114.343333333333" calcext:value-type="float">
            <text:p>114,3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12" calcext:value-type="float">
            <text:p>110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18" calcext:value-type="float">
            <text:p>110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14" calcext:value-type="float">
            <text:p>110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44" calcext:value-type="float">
            <text:p>121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81" calcext:value-type="float">
            <text:p>120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89" calcext:value-type="float">
            <text:p>120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64" calcext:value-type="float">
            <text:p>121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07" calcext:value-type="float">
            <text:p>122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26" calcext:value-type="float">
            <text:p>121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55" calcext:value-type="float">
            <text:p>122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16" calcext:value-type="float">
            <text:p>121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98:.J431])" office:value-type="float" office:value="117.688333333333" calcext:value-type="float">
            <text:p>117,6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63" calcext:value-type="float">
            <text:p>116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35" calcext:value-type="float">
            <text:p>115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1" calcext:value-type="float">
            <text:p>106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87" calcext:value-type="float">
            <text:p>105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77" calcext:value-type="float">
            <text:p>105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7" calcext:value-type="float">
            <text:p>105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46" calcext:value-type="float">
            <text:p>105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72" calcext:value-type="float">
            <text:p>105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04" calcext:value-type="float">
            <text:p>106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28" calcext:value-type="float">
            <text:p>105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57" calcext:value-type="float">
            <text:p>105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7" calcext:value-type="float">
            <text:p>106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434:.J467])" office:value-type="float" office:value="107.514166666667" calcext:value-type="float">
            <text:p>107,5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25" calcext:value-type="float">
            <text:p>105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52" calcext:value-type="float">
            <text:p>105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6" calcext:value-type="float">
            <text:p>116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42" calcext:value-type="float">
            <text:p>116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75" calcext:value-type="float">
            <text:p>116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33" calcext:value-type="float">
            <text:p>115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75" calcext:value-type="float">
            <text:p>116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22" calcext:value-type="float">
            <text:p>117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4" calcext:value-type="float">
            <text:p>116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05" calcext:value-type="float">
            <text:p>117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88" calcext:value-type="float">
            <text:p>116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4" calcext:value-type="float">
            <text:p>116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470:.J503])" office:value-type="float" office:value="114.789166666667" calcext:value-type="float">
            <text:p>114,7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4" calcext:value-type="float">
            <text:p>115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5" calcext:value-type="float">
            <text:p>109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6" calcext:value-type="float">
            <text:p>106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11" calcext:value-type="float">
            <text:p>106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13" calcext:value-type="float">
            <text:p>106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96" calcext:value-type="float">
            <text:p>105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2" calcext:value-type="float">
            <text:p>106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4" calcext:value-type="float">
            <text:p>106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87" calcext:value-type="float">
            <text:p>105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91" calcext:value-type="float">
            <text:p>105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2" calcext:value-type="float">
            <text:p>106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7" calcext:value-type="float">
            <text:p>105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06:.J539])" office:value-type="float" office:value="107.1975" calcext:value-type="float">
            <text:p>107,2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12" calcext:value-type="float">
            <text:p>106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4" calcext:value-type="float">
            <text:p>117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59" calcext:value-type="float">
            <text:p>116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04" calcext:value-type="float">
            <text:p>117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5" calcext:value-type="float">
            <text:p>116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86" calcext:value-type="float">
            <text:p>117,8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76" calcext:value-type="float">
            <text:p>117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13" calcext:value-type="float">
            <text:p>116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83" calcext:value-type="float">
            <text:p>117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06" calcext:value-type="float">
            <text:p>117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59" calcext:value-type="float">
            <text:p>117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5" calcext:value-type="float">
            <text:p>116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42:.J575])" office:value-type="float" office:value="116.268333333333" calcext:value-type="float">
            <text:p>116,2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9" calcext:value-type="float">
            <text:p>108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59" calcext:value-type="float">
            <text:p>102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3" calcext:value-type="float">
            <text:p>102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41" calcext:value-type="float">
            <text:p>102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95" calcext:value-type="float">
            <text:p>101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56" calcext:value-type="float">
            <text:p>102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3" calcext:value-type="float">
            <text:p>102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6" calcext:value-type="float">
            <text:p>103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49" calcext:value-type="float">
            <text:p>102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77" calcext:value-type="float">
            <text:p>102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1" calcext:value-type="float">
            <text:p>102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4" calcext:value-type="float">
            <text:p>102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78:.J611])" office:value-type="float" office:value="103.089166666667" calcext:value-type="float">
            <text:p>103,0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1" calcext:value-type="float">
            <text:p>103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" calcext:value-type="float">
            <text:p>102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4" calcext:value-type="float">
            <text:p>102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67" calcext:value-type="float">
            <text:p>110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09" calcext:value-type="float">
            <text:p>112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7" calcext:value-type="float">
            <text:p>113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2" calcext:value-type="float">
            <text:p>113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9" calcext:value-type="float">
            <text:p>112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1" calcext:value-type="float">
            <text:p>113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32" calcext:value-type="float">
            <text:p>112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59" calcext:value-type="float">
            <text:p>112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" calcext:value-type="float">
            <text:p>111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14:.J647])" office:value-type="float" office:value="110.084166666667" calcext:value-type="float">
            <text:p>110,0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53" calcext:value-type="float">
            <text:p>113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69" calcext:value-type="float">
            <text:p>112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1" calcext:value-type="float">
            <text:p>112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67" calcext:value-type="float">
            <text:p>112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77" calcext:value-type="float">
            <text:p>112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3" calcext:value-type="float">
            <text:p>102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7" calcext:value-type="float">
            <text:p>102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54" calcext:value-type="float">
            <text:p>102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5" calcext:value-type="float">
            <text:p>103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8" calcext:value-type="float">
            <text:p>103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9" calcext:value-type="float">
            <text:p>102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6" calcext:value-type="float">
            <text:p>103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50:.J683])" office:value-type="float" office:value="107.1075" calcext:value-type="float">
            <text:p>107,1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3" calcext:value-type="float">
            <text:p>102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8" calcext:value-type="float">
            <text:p>103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2" calcext:value-type="float">
            <text:p>103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5" calcext:value-type="float">
            <text:p>103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1" calcext:value-type="float">
            <text:p>103,0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7" calcext:value-type="float">
            <text:p>103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7" calcext:value-type="float">
            <text:p>103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6" calcext:value-type="float">
            <text:p>103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7" calcext:value-type="float">
            <text:p>113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1" calcext:value-type="float">
            <text:p>113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2" calcext:value-type="float">
            <text:p>113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32" calcext:value-type="float">
            <text:p>112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86:.J719])" office:value-type="float" office:value="106.534166666667" calcext:value-type="float">
            <text:p>106,5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6" calcext:value-type="float">
            <text:p>108,8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03" calcext:value-type="float">
            <text:p>109,0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6" calcext:value-type="float">
            <text:p>109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6" calcext:value-type="float">
            <text:p>110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53" calcext:value-type="float">
            <text:p>109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2" calcext:value-type="float">
            <text:p>109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6" calcext:value-type="float">
            <text:p>109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7" calcext:value-type="float">
            <text:p>109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5" calcext:value-type="float">
            <text:p>109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28" calcext:value-type="float">
            <text:p>110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3" calcext:value-type="float">
            <text:p>110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41" calcext:value-type="float">
            <text:p>109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22:.J755])" office:value-type="float" office:value="109.688333333333" calcext:value-type="float">
            <text:p>109,6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8" calcext:value-type="float">
            <text:p>108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7" calcext:value-type="float">
            <text:p>102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3" calcext:value-type="float">
            <text:p>99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1" calcext:value-type="float">
            <text:p>99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3" calcext:value-type="float">
            <text:p>100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7" calcext:value-type="float">
            <text:p>99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3" calcext:value-type="float">
            <text:p>99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4" calcext:value-type="float">
            <text:p>99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6" calcext:value-type="float">
            <text:p>99,8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3" calcext:value-type="float">
            <text:p>99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8" calcext:value-type="float">
            <text:p>99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58:.J791])" office:value-type="float" office:value="100.846666666667" calcext:value-type="float">
            <text:p>100,8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21" calcext:value-type="float">
            <text:p>100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6" calcext:value-type="float">
            <text:p>99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9" calcext:value-type="float">
            <text:p>99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9" calcext:value-type="float">
            <text:p>99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8" calcext:value-type="float">
            <text:p>99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13" calcext:value-type="float">
            <text:p>100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6" calcext:value-type="float">
            <text:p>99,8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4" calcext:value-type="float">
            <text:p>99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5" calcext:value-type="float">
            <text:p>99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6" calcext:value-type="float">
            <text:p>109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9" calcext:value-type="float">
            <text:p>108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9" calcext:value-type="float">
            <text:p>110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94:.J827])" office:value-type="float" office:value="102.1875" calcext:value-type="float">
            <text:p>102,1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4" calcext:value-type="float">
            <text:p>109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1" calcext:value-type="float">
            <text:p>108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5" calcext:value-type="float">
            <text:p>109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5" calcext:value-type="float">
            <text:p>110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5" calcext:value-type="float">
            <text:p>110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27" calcext:value-type="float">
            <text:p>111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" calcext:value-type="float">
            <text:p>109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7" calcext:value-type="float">
            <text:p>109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52" calcext:value-type="float">
            <text:p>109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08" calcext:value-type="float">
            <text:p>109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4" calcext:value-type="float">
            <text:p>109,8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2" calcext:value-type="float">
            <text:p>110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830:.J863])" office:value-type="float" office:value="109.833333333333" calcext:value-type="float">
            <text:p>109,8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3" calcext:value-type="float">
            <text:p>107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8" calcext:value-type="float">
            <text:p>109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94" calcext:value-type="float">
            <text:p>107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8" calcext:value-type="float">
            <text:p>108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2" calcext:value-type="float">
            <text:p>98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3" calcext:value-type="float">
            <text:p>98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" calcext:value-type="float">
            <text:p>98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41" calcext:value-type="float">
            <text:p>98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46" calcext:value-type="float">
            <text:p>98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19" calcext:value-type="float">
            <text:p>98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12" calcext:value-type="float">
            <text:p>98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92" calcext:value-type="float">
            <text:p>97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866:.J899])" office:value-type="float" office:value="101.698333333333" calcext:value-type="float">
            <text:p>101,7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12" calcext:value-type="float">
            <text:p>98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9" calcext:value-type="float">
            <text:p>98,3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6" calcext:value-type="float">
            <text:p>97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1" calcext:value-type="float">
            <text:p>98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47" calcext:value-type="float">
            <text:p>98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41" calcext:value-type="float">
            <text:p>98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9" calcext:value-type="float">
            <text:p>98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6" calcext:value-type="float">
            <text:p>98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9" calcext:value-type="float">
            <text:p>98,3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2" calcext:value-type="float">
            <text:p>98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85" calcext:value-type="float">
            <text:p>97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2" calcext:value-type="float">
            <text:p>98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02:.J935])" office:value-type="float" office:value="98.4158333333333" calcext:value-type="float">
            <text:p>98,4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27" calcext:value-type="float">
            <text:p>98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1" calcext:value-type="float">
            <text:p>98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7" calcext:value-type="float">
            <text:p>98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91" calcext:value-type="float">
            <text:p>103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29" calcext:value-type="float">
            <text:p>108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5" calcext:value-type="float">
            <text:p>108,1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85" calcext:value-type="float">
            <text:p>107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63" calcext:value-type="float">
            <text:p>107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" calcext:value-type="float">
            <text:p>107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2" calcext:value-type="float">
            <text:p>107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65" calcext:value-type="float">
            <text:p>107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42" calcext:value-type="float">
            <text:p>107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38:.J971])" office:value-type="float" office:value="105.104166666667" calcext:value-type="float">
            <text:p>105,1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96" calcext:value-type="float">
            <text:p>107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3" calcext:value-type="float">
            <text:p>108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2" calcext:value-type="float">
            <text:p>109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7" calcext:value-type="float">
            <text:p>108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95" calcext:value-type="float">
            <text:p>107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99" calcext:value-type="float">
            <text:p>107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4" calcext:value-type="float">
            <text:p>107,7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3" calcext:value-type="float">
            <text:p>108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1" calcext:value-type="float">
            <text:p>108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3" calcext:value-type="float">
            <text:p>108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7" calcext:value-type="float">
            <text:p>108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82" calcext:value-type="float">
            <text:p>107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74:.J1007])" office:value-type="float" office:value="108.351666666667" calcext:value-type="float">
            <text:p>108,3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1.78" calcext:value-type="float">
            <text:p>1531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8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8.35" calcext:value-type="float">
            <text:p>1548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7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7.48" calcext:value-type="float">
            <text:p>1607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5.13" calcext:value-type="float">
            <text:p>1545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1.42" calcext:value-type="float">
            <text:p>1531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6.4" calcext:value-type="float">
            <text:p>1606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60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60.73" calcext:value-type="float">
            <text:p>1560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2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2.6" calcext:value-type="float">
            <text:p>1532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0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0.27" calcext:value-type="float">
            <text:p>1610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4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4.84" calcext:value-type="float">
            <text:p>1584,8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0.51" calcext:value-type="float">
            <text:p>1530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6.95" calcext:value-type="float">
            <text:p>1586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10:.J1043])" office:value-type="float" office:value="1564.705" calcext:value-type="float">
            <text:p>1.564,7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7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7.49" calcext:value-type="float">
            <text:p>1147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2.85" calcext:value-type="float">
            <text:p>1102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7.22" calcext:value-type="float">
            <text:p>1097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7.19" calcext:value-type="float">
            <text:p>1127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3.43" calcext:value-type="float">
            <text:p>1153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2.05" calcext:value-type="float">
            <text:p>1132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7.96" calcext:value-type="float">
            <text:p>1097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7.07" calcext:value-type="float">
            <text:p>1107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1.25" calcext:value-type="float">
            <text:p>1151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6.31" calcext:value-type="float">
            <text:p>1156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8.82" calcext:value-type="float">
            <text:p>1098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5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5.75" calcext:value-type="float">
            <text:p>1095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46:.J1079])" office:value-type="float" office:value="1122.2825" calcext:value-type="float">
            <text:p>1.122,2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8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8.01" calcext:value-type="float">
            <text:p>778,0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7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7.02" calcext:value-type="float">
            <text:p>777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6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7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7.97" calcext:value-type="float">
            <text:p>747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1.77" calcext:value-type="float">
            <text:p>741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3.17" calcext:value-type="float">
            <text:p>743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7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7.81" calcext:value-type="float">
            <text:p>757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0.29" calcext:value-type="float">
            <text:p>780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0.5" calcext:value-type="float">
            <text:p>780,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9.92" calcext:value-type="float">
            <text:p>759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4.26" calcext:value-type="float">
            <text:p>744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9.32" calcext:value-type="float">
            <text:p>739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82:.J1115])" office:value-type="float" office:value="760.503333333333" calcext:value-type="float">
            <text:p>760,5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4.66" calcext:value-type="float">
            <text:p>464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0.87" calcext:value-type="float">
            <text:p>490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8.47" calcext:value-type="float">
            <text:p>488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7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7.13" calcext:value-type="float">
            <text:p>487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8.08" calcext:value-type="float">
            <text:p>488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5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5.01" calcext:value-type="float">
            <text:p>485,0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3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3.39" calcext:value-type="float">
            <text:p>463,3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3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3.61" calcext:value-type="float">
            <text:p>463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3.81" calcext:value-type="float">
            <text:p>463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4.32" calcext:value-type="float">
            <text:p>464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9.4" calcext:value-type="float">
            <text:p>469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0.33" calcext:value-type="float">
            <text:p>490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18:.J1151])" office:value-type="float" office:value="476.59" calcext:value-type="float">
            <text:p>476,5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1" calcext:value-type="float">
            <text:p>280,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62" calcext:value-type="float">
            <text:p>280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19" calcext:value-type="float">
            <text:p>279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57" calcext:value-type="float">
            <text:p>279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13" calcext:value-type="float">
            <text:p>280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08" calcext:value-type="float">
            <text:p>276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11" calcext:value-type="float">
            <text:p>263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62" calcext:value-type="float">
            <text:p>263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84" calcext:value-type="float">
            <text:p>262,8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93" calcext:value-type="float">
            <text:p>263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25" calcext:value-type="float">
            <text:p>263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51" calcext:value-type="float">
            <text:p>264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54:.J1187])" office:value-type="float" office:value="271.4125" calcext:value-type="float">
            <text:p>271,4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58" calcext:value-type="float">
            <text:p>141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75" calcext:value-type="float">
            <text:p>140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52" calcext:value-type="float">
            <text:p>141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72" calcext:value-type="float">
            <text:p>144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43" calcext:value-type="float">
            <text:p>153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94" calcext:value-type="float">
            <text:p>152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2" calcext:value-type="float">
            <text:p>153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5" calcext:value-type="float">
            <text:p>153,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48" calcext:value-type="float">
            <text:p>153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95" calcext:value-type="float">
            <text:p>152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62" calcext:value-type="float">
            <text:p>152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76" calcext:value-type="float">
            <text:p>152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90:.J1223])" office:value-type="float" office:value="149.454166666667" calcext:value-type="float">
            <text:p>149,4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6" calcext:value-type="float">
            <text:p>120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14" calcext:value-type="float">
            <text:p>119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6" calcext:value-type="float">
            <text:p>119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48" calcext:value-type="float">
            <text:p>119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46" calcext:value-type="float">
            <text:p>119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55" calcext:value-type="float">
            <text:p>119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08" calcext:value-type="float">
            <text:p>120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73" calcext:value-type="float">
            <text:p>119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47" calcext:value-type="float">
            <text:p>114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4" calcext:value-type="float">
            <text:p>109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13" calcext:value-type="float">
            <text:p>109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19" calcext:value-type="float">
            <text:p>109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226:.J1259])" office:value-type="float" office:value="116.639166666667" calcext:value-type="float">
            <text:p>116,64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number-rows-repeated="10473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258cm" svg:y="0.143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13cm" svg:y="10.017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215cm" svg:y="20.016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ce8"/>
        <table:table-column table:style-name="co11" table:default-cell-style-name="ce16"/>
        <table:table-column table:style-name="co11" table:default-cell-style-name="ce24"/>
        <table:table-column table:style-name="co11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108.35" calcext:value-type="float">
            <text:p>108,35</text:p>
          </table:table-cell>
          <table:table-cell table:style-name="ce19" office:value-type="float" office:value="105.1" calcext:value-type="float">
            <text:p>105,10</text:p>
          </table:table-cell>
          <table:table-cell table:style-name="ce19" office:value-type="float" office:value="98.42" calcext:value-type="float">
            <text:p>98,42</text:p>
          </table:table-cell>
          <table:table-cell table:style-name="ce26" office:value-type="float" office:value="101.7" calcext:value-type="float">
            <text:p>101,70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109.83" calcext:value-type="float">
            <text:p>109,83</text:p>
          </table:table-cell>
          <table:table-cell table:style-name="ce20" office:value-type="float" office:value="102.19" calcext:value-type="float">
            <text:p>102,19</text:p>
          </table:table-cell>
          <table:table-cell table:style-name="ce20" office:value-type="float" office:value="100.85" calcext:value-type="float">
            <text:p>100,85</text:p>
          </table:table-cell>
          <table:table-cell table:style-name="ce27" office:value-type="float" office:value="109.69" calcext:value-type="float">
            <text:p>109,69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106.53" calcext:value-type="float">
            <text:p>106,53</text:p>
          </table:table-cell>
          <table:table-cell table:style-name="ce20" office:value-type="float" office:value="107.11" calcext:value-type="float">
            <text:p>107,11</text:p>
          </table:table-cell>
          <table:table-cell table:style-name="ce20" office:value-type="float" office:value="110.08" calcext:value-type="float">
            <text:p>110,08</text:p>
          </table:table-cell>
          <table:table-cell table:style-name="ce27" office:value-type="float" office:value="103.09" calcext:value-type="float">
            <text:p>103,09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116.27" calcext:value-type="float">
            <text:p>116,27</text:p>
          </table:table-cell>
          <table:table-cell table:style-name="ce20" office:value-type="float" office:value="107.2" calcext:value-type="float">
            <text:p>107,20</text:p>
          </table:table-cell>
          <table:table-cell table:style-name="ce20" office:value-type="float" office:value="114.79" calcext:value-type="float">
            <text:p>114,79</text:p>
          </table:table-cell>
          <table:table-cell table:style-name="ce27" office:value-type="float" office:value="107.51" calcext:value-type="float">
            <text:p>107,51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117.69" calcext:value-type="float">
            <text:p>117,69</text:p>
          </table:table-cell>
          <table:table-cell table:style-name="ce20" office:value-type="float" office:value="114.34" calcext:value-type="float">
            <text:p>114,34</text:p>
          </table:table-cell>
          <table:table-cell table:style-name="ce20" office:value-type="float" office:value="111.6" calcext:value-type="float">
            <text:p>111,60</text:p>
          </table:table-cell>
          <table:table-cell table:style-name="ce27" office:value-type="float" office:value="117.42" calcext:value-type="float">
            <text:p>117,42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118.28" calcext:value-type="float">
            <text:p>118,28</text:p>
          </table:table-cell>
          <table:table-cell table:style-name="ce20" office:value-type="float" office:value="116.07" calcext:value-type="float">
            <text:p>116,07</text:p>
          </table:table-cell>
          <table:table-cell table:style-name="ce20" office:value-type="float" office:value="119.65" calcext:value-type="float">
            <text:p>119,65</text:p>
          </table:table-cell>
          <table:table-cell table:style-name="ce27" office:value-type="float" office:value="117.66" calcext:value-type="float">
            <text:p>117,66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123.04" calcext:value-type="float">
            <text:p>123,04</text:p>
          </table:table-cell>
          <table:table-cell table:style-name="ce21" office:value-type="float" office:value="121.09" calcext:value-type="float">
            <text:p>121,09</text:p>
          </table:table-cell>
          <table:table-cell table:style-name="ce21" office:value-type="float" office:value="123.98" calcext:value-type="float">
            <text:p>123,98</text:p>
          </table:table-cell>
          <table:table-cell table:style-name="ce28" office:value-type="float" office:value="124.4" calcext:value-type="float">
            <text:p>124,40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124.4" calcext:value-type="float">
            <text:p>124,40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123.98" calcext:value-type="float">
            <text:p>123,9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121.09" calcext:value-type="float">
            <text:p>121,0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23.04" calcext:value-type="float">
            <text:p>123,04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17.66" calcext:value-type="float">
            <text:p>117,6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119.65" calcext:value-type="float">
            <text:p>119,6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16.07" calcext:value-type="float">
            <text:p>116,0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18.28" calcext:value-type="float">
            <text:p>118,2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17.42" calcext:value-type="float">
            <text:p>117,4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11.6" calcext:value-type="float">
            <text:p>111,6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114.34" calcext:value-type="float">
            <text:p>114,34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117.69" calcext:value-type="float">
            <text:p>117,69</text:p>
          </table:table-cell>
          <table:table-cell/>
          <table:table-cell table:style-name="ce2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07.51" calcext:value-type="float">
            <text:p>107,51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0.849746192893401" calcext:value-type="float">
            <text:p>0,85</text:p>
          </table:table-cell>
          <table:table-cell table:style-name="ce19" table:formula="of:=[.F26]/[.E2]" office:value-type="float" office:value="0.876022835394862" calcext:value-type="float">
            <text:p>0,88</text:p>
          </table:table-cell>
          <table:table-cell table:style-name="ce19" table:formula="of:=[.F26]/[.F2]" office:value-type="float" office:value="0.93548059337533" calcext:value-type="float">
            <text:p>0,94</text:p>
          </table:table-cell>
          <table:table-cell table:style-name="ce26" table:formula="of:=[.F26]/[.G2]" office:value-type="float" office:value="0.905309734513274" calcext:value-type="float">
            <text:p>0,9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14.79" calcext:value-type="float">
            <text:p>114,79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15168897386871" calcext:value-type="float">
            <text:p>1,15</text:p>
          </table:table-cell>
          <table:table-cell table:style-name="ce20" table:formula="of:=[.F27]/[.E3]" office:value-type="float" office:value="1.23779234758783" calcext:value-type="float">
            <text:p>1,24</text:p>
          </table:table-cell>
          <table:table-cell table:style-name="ce20" table:formula="of:=[.F27]/[.F3]" office:value-type="float" office:value="1.25423896876549" calcext:value-type="float">
            <text:p>1,25</text:p>
          </table:table-cell>
          <table:table-cell table:style-name="ce27" table:formula="of:=[.F27]/[.G3]" office:value-type="float" office:value="1.1531589023612" calcext:value-type="float">
            <text:p>1,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07.2" calcext:value-type="float">
            <text:p>107,20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13536093119309" calcext:value-type="float">
            <text:p>2,14</text:p>
          </table:table-cell>
          <table:table-cell table:style-name="ce20" table:formula="of:=[.F28]/[.E4]" office:value-type="float" office:value="2.12379796470918" calcext:value-type="float">
            <text:p>2,12</text:p>
          </table:table-cell>
          <table:table-cell table:style-name="ce20" table:formula="of:=[.F28]/[.F4]" office:value-type="float" office:value="2.06649709302326" calcext:value-type="float">
            <text:p>2,07</text:p>
          </table:table-cell>
          <table:table-cell table:style-name="ce27" table:formula="of:=[.F28]/[.G4]" office:value-type="float" office:value="2.20661557862062" calcext:value-type="float">
            <text:p>2,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16.27" calcext:value-type="float">
            <text:p>116,27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3356841833663" calcext:value-type="float">
            <text:p>3,34</text:p>
          </table:table-cell>
          <table:table-cell table:style-name="ce20" table:formula="of:=[.F29]/[.E5]" office:value-type="float" office:value="3.61791044776119" calcext:value-type="float">
            <text:p>3,62</text:p>
          </table:table-cell>
          <table:table-cell table:style-name="ce20" table:formula="of:=[.F29]/[.F5]" office:value-type="float" office:value="3.37869152365189" calcext:value-type="float">
            <text:p>3,38</text:p>
          </table:table-cell>
          <table:table-cell table:style-name="ce27" table:formula="of:=[.F29]/[.G5]" office:value-type="float" office:value="3.60747837410473" calcext:value-type="float">
            <text:p>3,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03.09" calcext:value-type="float">
            <text:p>103,09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17452629790127" calcext:value-type="float">
            <text:p>5,17</text:p>
          </table:table-cell>
          <table:table-cell table:style-name="ce20" table:formula="of:=[.F30]/[.E6]" office:value-type="float" office:value="5.32613258702116" calcext:value-type="float">
            <text:p>5,33</text:p>
          </table:table-cell>
          <table:table-cell table:style-name="ce20" table:formula="of:=[.F30]/[.F6]" office:value-type="float" office:value="5.45689964157706" calcext:value-type="float">
            <text:p>5,46</text:p>
          </table:table-cell>
          <table:table-cell table:style-name="ce27" table:formula="of:=[.F30]/[.G6]" office:value-type="float" office:value="5.18642479986374" calcext:value-type="float">
            <text:p>5,1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10.08" calcext:value-type="float">
            <text:p>110,08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7.53770713561042" calcext:value-type="float">
            <text:p>7,54</text:p>
          </table:table-cell>
          <table:table-cell table:style-name="ce20" table:formula="of:=[.F31]/[.E7]" office:value-type="float" office:value="7.68122684586887" calcext:value-type="float">
            <text:p>7,68</text:p>
          </table:table-cell>
          <table:table-cell table:style-name="ce20" table:formula="of:=[.F31]/[.F7]" office:value-type="float" office:value="7.4513999164229" calcext:value-type="float">
            <text:p>7,45</text:p>
          </table:table-cell>
          <table:table-cell table:style-name="ce27" table:formula="of:=[.F31]/[.G7]" office:value-type="float" office:value="7.57742648308686" calcext:value-type="float">
            <text:p>7,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07.11" calcext:value-type="float">
            <text:p>107,11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10.0744473342003" calcext:value-type="float">
            <text:p>10,07</text:p>
          </table:table-cell>
          <table:table-cell table:style-name="ce21" table:formula="of:=[.F32]/[.E8]" office:value-type="float" office:value="10.2366834585845" calcext:value-type="float">
            <text:p>10,24</text:p>
          </table:table-cell>
          <table:table-cell table:style-name="ce21" table:formula="of:=[.F32]/[.F8]" office:value-type="float" office:value="9.99806420390386" calcext:value-type="float">
            <text:p>10,00</text:p>
          </table:table-cell>
          <table:table-cell table:style-name="ce28" table:formula="of:=[.F32]/[.G8]" office:value-type="float" office:value="9.96430868167203" calcext:value-type="float">
            <text:p>9,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06.53" calcext:value-type="float">
            <text:p>106,5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09.69" calcext:value-type="float">
            <text:p>109,6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00.85" calcext:value-type="float">
            <text:p>100,8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02.19" calcext:value-type="float">
            <text:p>102,1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09.83" calcext:value-type="float">
            <text:p>109,83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01.7" calcext:value-type="float">
            <text:p>101,7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98.42" calcext:value-type="float">
            <text:p>98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05.1" calcext:value-type="float">
            <text:p>105,1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8.35" calcext:value-type="float">
            <text:p>108,3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4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9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8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 office:value-type="float" office:value="1564.71" calcext:value-type="float">
            <text:p>1564,71</text:p>
          </table:table-cell>
          <table:table-cell table:style-name="ce2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" calcext:value-type="float">
            <text:p>891,56</text:p>
          </table:table-cell>
          <table:table-cell office:value-type="float" office:value="1122.28" calcext:value-type="float">
            <text:p>1122,28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424873096446701" calcext:value-type="float">
            <text:p>0,42</text:p>
          </table:table-cell>
          <table:table-cell table:style-name="ce19" table:formula="of:=[.I26]/[.I49]" office:value-type="float" office:value="0.219005708848716" calcext:value-type="float">
            <text:p>0,22</text:p>
          </table:table-cell>
          <table:table-cell table:style-name="ce19" table:formula="of:=[.J26]/[.J49]" office:value-type="float" office:value="0.155913432229222" calcext:value-type="float">
            <text:p>0,16</text:p>
          </table:table-cell>
          <table:table-cell table:style-name="ce26" table:formula="of:=[.K26]/[.K49]" office:value-type="float" office:value="0.113163716814159" calcext:value-type="float">
            <text:p>0,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9" calcext:value-type="float">
            <text:p>608,99</text:p>
          </table:table-cell>
          <table:table-cell office:value-type="float" office:value="760.5" calcext:value-type="float">
            <text:p>760,5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575844486934353" calcext:value-type="float">
            <text:p>0,58</text:p>
          </table:table-cell>
          <table:table-cell table:style-name="ce20" table:formula="of:=[.I27]/[.I49]" office:value-type="float" office:value="0.309448086896957" calcext:value-type="float">
            <text:p>0,31</text:p>
          </table:table-cell>
          <table:table-cell table:style-name="ce20" table:formula="of:=[.J27]/[.J49]" office:value-type="float" office:value="0.209039828127582" calcext:value-type="float">
            <text:p>0,21</text:p>
          </table:table-cell>
          <table:table-cell table:style-name="ce27" table:formula="of:=[.K27]/[.K49]" office:value-type="float" office:value="0.14414486279515" calcext:value-type="float">
            <text:p>0,1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 office:value-type="float" office:value="476.59" calcext:value-type="float">
            <text:p>476,59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06768046559655" calcext:value-type="float">
            <text:p>1,07</text:p>
          </table:table-cell>
          <table:table-cell table:style-name="ce20" table:formula="of:=[.I28]/[.I49]" office:value-type="float" office:value="0.530949491177294" calcext:value-type="float">
            <text:p>0,53</text:p>
          </table:table-cell>
          <table:table-cell table:style-name="ce20" table:formula="of:=[.J28]/[.J49]" office:value-type="float" office:value="0.344416182170543" calcext:value-type="float">
            <text:p>0,34</text:p>
          </table:table-cell>
          <table:table-cell table:style-name="ce27" table:formula="of:=[.K28]/[.K49]" office:value-type="float" office:value="0.275826947327578" calcext:value-type="float">
            <text:p>0,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8" calcext:value-type="float">
            <text:p>227,48</text:p>
          </table:table-cell>
          <table:table-cell office:value-type="float" office:value="271.41" calcext:value-type="float">
            <text:p>271,41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66784209168315" calcext:value-type="float">
            <text:p>1,67</text:p>
          </table:table-cell>
          <table:table-cell table:style-name="ce20" table:formula="of:=[.I29]/[.I49]" office:value-type="float" office:value="0.904477611940298" calcext:value-type="float">
            <text:p>0,90</text:p>
          </table:table-cell>
          <table:table-cell table:style-name="ce20" table:formula="of:=[.J29]/[.J49]" office:value-type="float" office:value="0.563115253941981" calcext:value-type="float">
            <text:p>0,56</text:p>
          </table:table-cell>
          <table:table-cell table:style-name="ce27" table:formula="of:=[.K29]/[.K49]" office:value-type="float" office:value="0.450934796763092" calcext:value-type="float">
            <text:p>0,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9" calcext:value-type="float">
            <text:p>126,49</text:p>
          </table:table-cell>
          <table:table-cell office:value-type="float" office:value="149.45" calcext:value-type="float">
            <text:p>149,45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58726314895063" calcext:value-type="float">
            <text:p>2,59</text:p>
          </table:table-cell>
          <table:table-cell table:style-name="ce20" table:formula="of:=[.I30]/[.I49]" office:value-type="float" office:value="1.33153314675529" calcext:value-type="float">
            <text:p>1,33</text:p>
          </table:table-cell>
          <table:table-cell table:style-name="ce20" table:formula="of:=[.J30]/[.J49]" office:value-type="float" office:value="0.909483273596177" calcext:value-type="float">
            <text:p>0,91</text:p>
          </table:table-cell>
          <table:table-cell table:style-name="ce27" table:formula="of:=[.K30]/[.K49]" office:value-type="float" office:value="0.648303099982967" calcext:value-type="float">
            <text:p>0,65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7" calcext:value-type="float">
            <text:p>92,07</text:p>
          </table:table-cell>
          <table:table-cell office:value-type="float" office:value="116.64" calcext:value-type="float">
            <text:p>116,64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76885356780521" calcext:value-type="float">
            <text:p>3,77</text:p>
          </table:table-cell>
          <table:table-cell table:style-name="ce20" table:formula="of:=[.I31]/[.I49]" office:value-type="float" office:value="1.92030671146722" calcext:value-type="float">
            <text:p>1,92</text:p>
          </table:table-cell>
          <table:table-cell table:style-name="ce20" table:formula="of:=[.J31]/[.J49]" office:value-type="float" office:value="1.24189998607048" calcext:value-type="float">
            <text:p>1,24</text:p>
          </table:table-cell>
          <table:table-cell table:style-name="ce27" table:formula="of:=[.K31]/[.K49]" office:value-type="float" office:value="0.947178310385858" calcext:value-type="float">
            <text:p>0,95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5.03722366710013" calcext:value-type="float">
            <text:p>5,04</text:p>
          </table:table-cell>
          <table:table-cell table:style-name="ce21" table:formula="of:=[.I32]/[.I49]" office:value-type="float" office:value="2.55917086464613" calcext:value-type="float">
            <text:p>2,56</text:p>
          </table:table-cell>
          <table:table-cell table:style-name="ce21" table:formula="of:=[.J32]/[.J49]" office:value-type="float" office:value="1.66634403398398" calcext:value-type="float">
            <text:p>1,67</text:p>
          </table:table-cell>
          <table:table-cell table:style-name="ce28" table:formula="of:=[.K32]/[.K49]" office:value-type="float" office:value="1.245538585209" calcext:value-type="float">
            <text:p>1,25</text:p>
          </table:table-cell>
        </table:table-row>
      </table:table>
      <table:named-expressions/>
      <table:database-ranges>
        <table:database-range table:name="__Anonymous_Sheet_DB__0" table:target-range-address="output_FN.B1:output_FN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0:50:08.53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0:58:03.381000000</dc:date>
    <meta:editing-duration>PT7M54S</meta:editing-duration>
    <meta:editing-cycles>3</meta:editing-cycles>
    <meta:document-statistic meta:table-count="2" meta:cell-count="579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96cm" svg:y="0.316cm" chart:style-name="ch2">
          <text:p>Find Nearest 2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7">
                <text:p>92.07</text:p>
                <draw:g>
                  <svg:desc>Graphics.B2:Graphics.B8</svg:desc>
                </draw:g>
              </table:table-cell>
              <table:table-cell office:value-type="float" office:value="108.08">
                <text:p>108.08</text:p>
                <draw:g>
                  <svg:desc>Graphics.C2:Graphics.C8</svg:desc>
                </draw:g>
              </table:table-cell>
              <table:table-cell office:value-type="float" office:value="108.35">
                <text:p>108.35</text:p>
                <draw:g>
                  <svg:desc>Graphics.D2:Graphics.D8</svg:desc>
                </draw:g>
              </table:table-cell>
              <table:table-cell office:value-type="float" office:value="105.1">
                <text:p>105.1</text:p>
                <draw:g>
                  <svg:desc>Graphics.E2:Graphics.E8</svg:desc>
                </draw:g>
              </table:table-cell>
              <table:table-cell office:value-type="float" office:value="98.42">
                <text:p>98.42</text:p>
                <draw:g>
                  <svg:desc>Graphics.F2:Graphics.F8</svg:desc>
                </draw:g>
              </table:table-cell>
              <table:table-cell office:value-type="float" office:value="101.7">
                <text:p>101.7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109.83">
                <text:p>109.83</text:p>
              </table:table-cell>
              <table:table-cell office:value-type="float" office:value="102.19">
                <text:p>102.19</text:p>
              </table:table-cell>
              <table:table-cell office:value-type="float" office:value="100.85">
                <text:p>100.85</text:p>
              </table:table-cell>
              <table:table-cell office:value-type="float" office:value="109.69">
                <text:p>109.6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106.53">
                <text:p>106.53</text:p>
              </table:table-cell>
              <table:table-cell office:value-type="float" office:value="107.11">
                <text:p>107.11</text:p>
              </table:table-cell>
              <table:table-cell office:value-type="float" office:value="110.08">
                <text:p>110.08</text:p>
              </table:table-cell>
              <table:table-cell office:value-type="float" office:value="103.09">
                <text:p>103.0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116.27">
                <text:p>116.27</text:p>
              </table:table-cell>
              <table:table-cell office:value-type="float" office:value="107.2">
                <text:p>107.2</text:p>
              </table:table-cell>
              <table:table-cell office:value-type="float" office:value="114.79">
                <text:p>114.79</text:p>
              </table:table-cell>
              <table:table-cell office:value-type="float" office:value="107.51">
                <text:p>107.5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117.69">
                <text:p>117.69</text:p>
              </table:table-cell>
              <table:table-cell office:value-type="float" office:value="114.34">
                <text:p>114.34</text:p>
              </table:table-cell>
              <table:table-cell office:value-type="float" office:value="111.6">
                <text:p>111.6</text:p>
              </table:table-cell>
              <table:table-cell office:value-type="float" office:value="117.42">
                <text:p>117.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118.28">
                <text:p>118.28</text:p>
              </table:table-cell>
              <table:table-cell office:value-type="float" office:value="116.07">
                <text:p>116.07</text:p>
              </table:table-cell>
              <table:table-cell office:value-type="float" office:value="119.65">
                <text:p>119.65</text:p>
              </table:table-cell>
              <table:table-cell office:value-type="float" office:value="117.66">
                <text:p>117.6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123.04">
                <text:p>123.04</text:p>
              </table:table-cell>
              <table:table-cell office:value-type="float" office:value="121.09">
                <text:p>121.09</text:p>
              </table:table-cell>
              <table:table-cell office:value-type="float" office:value="123.98">
                <text:p>123.98</text:p>
              </table:table-cell>
              <table:table-cell office:value-type="float" office:value="124.4">
                <text:p>12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32cm" svg:y="0.316cm" chart:style-name="ch2">
          <text:p>Find Nearest 2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953cm" svg:y="1.503cm" svg:width="12.78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849746192893401">
                <text:p>0.849746192893401</text:p>
                <draw:g>
                  <svg:desc>Graphics.H26:Graphics.H32</svg:desc>
                </draw:g>
              </table:table-cell>
              <table:table-cell office:value-type="float" office:value="0.876022835394862">
                <text:p>0.876022835394862</text:p>
                <draw:g>
                  <svg:desc>Graphics.I26:Graphics.I32</svg:desc>
                </draw:g>
              </table:table-cell>
              <table:table-cell office:value-type="float" office:value="0.93548059337533">
                <text:p>0.93548059337533</text:p>
                <draw:g>
                  <svg:desc>Graphics.J26:Graphics.J32</svg:desc>
                </draw:g>
              </table:table-cell>
              <table:table-cell office:value-type="float" office:value="0.905309734513274">
                <text:p>0.905309734513274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15168897386871">
                <text:p>1.15168897386871</text:p>
              </table:table-cell>
              <table:table-cell office:value-type="float" office:value="1.23779234758783">
                <text:p>1.23779234758783</text:p>
              </table:table-cell>
              <table:table-cell office:value-type="float" office:value="1.25423896876549">
                <text:p>1.25423896876549</text:p>
              </table:table-cell>
              <table:table-cell office:value-type="float" office:value="1.1531589023612">
                <text:p>1.153158902361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13536093119309">
                <text:p>2.13536093119309</text:p>
              </table:table-cell>
              <table:table-cell office:value-type="float" office:value="2.12379796470918">
                <text:p>2.12379796470918</text:p>
              </table:table-cell>
              <table:table-cell office:value-type="float" office:value="2.06649709302326">
                <text:p>2.06649709302326</text:p>
              </table:table-cell>
              <table:table-cell office:value-type="float" office:value="2.20661557862062">
                <text:p>2.2066155786206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3356841833663">
                <text:p>3.3356841833663</text:p>
              </table:table-cell>
              <table:table-cell office:value-type="float" office:value="3.61791044776119">
                <text:p>3.61791044776119</text:p>
              </table:table-cell>
              <table:table-cell office:value-type="float" office:value="3.37869152365189">
                <text:p>3.37869152365189</text:p>
              </table:table-cell>
              <table:table-cell office:value-type="float" office:value="3.60747837410473">
                <text:p>3.6074783741047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17452629790127">
                <text:p>5.17452629790127</text:p>
              </table:table-cell>
              <table:table-cell office:value-type="float" office:value="5.32613258702116">
                <text:p>5.32613258702116</text:p>
              </table:table-cell>
              <table:table-cell office:value-type="float" office:value="5.45689964157706">
                <text:p>5.45689964157706</text:p>
              </table:table-cell>
              <table:table-cell office:value-type="float" office:value="5.18642479986374">
                <text:p>5.1864247998637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53770713561042">
                <text:p>7.53770713561042</text:p>
              </table:table-cell>
              <table:table-cell office:value-type="float" office:value="7.68122684586887">
                <text:p>7.68122684586887</text:p>
              </table:table-cell>
              <table:table-cell office:value-type="float" office:value="7.4513999164229">
                <text:p>7.4513999164229</text:p>
              </table:table-cell>
              <table:table-cell office:value-type="float" office:value="7.57742648308686">
                <text:p>7.5774264830868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0.0744473342003">
                <text:p>10.0744473342003</text:p>
              </table:table-cell>
              <table:table-cell office:value-type="float" office:value="10.2366834585845">
                <text:p>10.2366834585845</text:p>
              </table:table-cell>
              <table:table-cell office:value-type="float" office:value="9.99806420390386">
                <text:p>9.99806420390386</text:p>
              </table:table-cell>
              <table:table-cell office:value-type="float" office:value="9.96430868167203">
                <text:p>9.96430868167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4cm" svg:y="0.316cm" chart:style-name="ch2">
          <text:p>Find Nearest 2 Batches Efficiency</text:p>
        </chart:title>
        <chart:legend chart:legend-position="end" svg:x="15.054cm" svg:y="3.442cm" style:legend-expansion="high" chart:style-name="ch3"/>
        <chart:plot-area chart:style-name="ch4" table:cell-range-address="Graphics.E49:Graphics.E56 Graphics.H49:Graphics.K56" chart:data-source-has-labels="both" svg:x="1.321cm" svg:y="1.301cm" svg:width="13.413cm" svg:height="6.548cm">
          <chart:coordinate-region svg:x="1.763cm" svg:y="1.503cm" svg:width="12.97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424873096446701">
                <text:p>0.424873096446701</text:p>
                <draw:g>
                  <svg:desc>Graphics.H50:Graphics.H56</svg:desc>
                </draw:g>
              </table:table-cell>
              <table:table-cell office:value-type="float" office:value="0.219005708848716">
                <text:p>0.219005708848716</text:p>
                <draw:g>
                  <svg:desc>Graphics.I50:Graphics.I56</svg:desc>
                </draw:g>
              </table:table-cell>
              <table:table-cell office:value-type="float" office:value="0.155913432229222">
                <text:p>0.155913432229222</text:p>
                <draw:g>
                  <svg:desc>Graphics.J50:Graphics.J56</svg:desc>
                </draw:g>
              </table:table-cell>
              <table:table-cell office:value-type="float" office:value="0.113163716814159">
                <text:p>0.113163716814159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75844486934353">
                <text:p>0.575844486934353</text:p>
              </table:table-cell>
              <table:table-cell office:value-type="float" office:value="0.309448086896957">
                <text:p>0.309448086896957</text:p>
              </table:table-cell>
              <table:table-cell office:value-type="float" office:value="0.209039828127582">
                <text:p>0.209039828127582</text:p>
              </table:table-cell>
              <table:table-cell office:value-type="float" office:value="0.14414486279515">
                <text:p>0.1441448627951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06768046559655">
                <text:p>1.06768046559655</text:p>
              </table:table-cell>
              <table:table-cell office:value-type="float" office:value="0.530949491177294">
                <text:p>0.530949491177294</text:p>
              </table:table-cell>
              <table:table-cell office:value-type="float" office:value="0.344416182170543">
                <text:p>0.344416182170543</text:p>
              </table:table-cell>
              <table:table-cell office:value-type="float" office:value="0.275826947327578">
                <text:p>0.27582694732757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66784209168315">
                <text:p>1.66784209168315</text:p>
              </table:table-cell>
              <table:table-cell office:value-type="float" office:value="0.904477611940298">
                <text:p>0.904477611940298</text:p>
              </table:table-cell>
              <table:table-cell office:value-type="float" office:value="0.563115253941981">
                <text:p>0.563115253941981</text:p>
              </table:table-cell>
              <table:table-cell office:value-type="float" office:value="0.450934796763092">
                <text:p>0.45093479676309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58726314895063">
                <text:p>2.58726314895063</text:p>
              </table:table-cell>
              <table:table-cell office:value-type="float" office:value="1.33153314675529">
                <text:p>1.33153314675529</text:p>
              </table:table-cell>
              <table:table-cell office:value-type="float" office:value="0.909483273596177">
                <text:p>0.909483273596177</text:p>
              </table:table-cell>
              <table:table-cell office:value-type="float" office:value="0.648303099982967">
                <text:p>0.64830309998296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76885356780521">
                <text:p>3.76885356780521</text:p>
              </table:table-cell>
              <table:table-cell office:value-type="float" office:value="1.92030671146722">
                <text:p>1.92030671146722</text:p>
              </table:table-cell>
              <table:table-cell office:value-type="float" office:value="1.24189998607048">
                <text:p>1.24189998607048</text:p>
              </table:table-cell>
              <table:table-cell office:value-type="float" office:value="0.947178310385858">
                <text:p>0.94717831038585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5.03722366710013">
                <text:p>5.03722366710013</text:p>
              </table:table-cell>
              <table:table-cell office:value-type="float" office:value="2.55917086464613">
                <text:p>2.55917086464613</text:p>
              </table:table-cell>
              <table:table-cell office:value-type="float" office:value="1.66634403398398">
                <text:p>1.66634403398398</text:p>
              </table:table-cell>
              <table:table-cell office:value-type="float" office:value="1.245538585209">
                <text:p>1.2455385852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